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office:value-type="string">
            <text:p><text:s text:c="14"/></text:p>
          </table:table-cell>
          <table:table-cell office:value-type="string">
            <text:p><text:s text:c="15"/></text:p>
          </table:table-cell>
          <table:table-cell office:value-type="string">
            <text:p>3D_Coord_Systems </text:p>
          </table:table-cell>
          <table:table-cell office:value-type="string">
            <text:p>ArcLen_Curvature_Norm_BiNorm_Vectors </text:p>
          </table:table-cell>
          <table:table-cell office:value-type="string">
            <text:p>Chain_Rule_1 </text:p>
          </table:table-cell>
          <table:table-cell office:value-type="string">
            <text:p>Chain_Rule_2 </text:p>
          </table:table-cell>
          <table:table-cell office:value-type="string">
            <text:p>Cross_product </text:p>
          </table:table-cell>
          <table:table-cell office:value-type="string">
            <text:p>Directional_derivative_and_gradient </text:p>
          </table:table-cell>
          <table:table-cell office:value-type="string">
            <text:p>Dot_product </text:p>
          </table:table-cell>
          <table:table-cell office:value-type="string">
            <text:p>Double_integrals </text:p>
          </table:table-cell>
          <table:table-cell office:value-type="string">
            <text:p>Double_integrals_using_polar_coords </text:p>
          </table:table-cell>
          <table:table-cell office:value-type="string">
            <text:p>Greens_thm </text:p>
          </table:table-cell>
          <table:table-cell office:value-type="string">
            <text:p>Independence_of_path </text:p>
          </table:table-cell>
          <table:table-cell office:value-type="string">
            <text:p>Integration_in_cylindrical_and_spherical </text:p>
          </table:table-cell>
          <table:table-cell office:value-type="string">
            <text:p>Lagrange </text:p>
          </table:table-cell>
          <table:table-cell office:value-type="string">
            <text:p>Last_Homework_Set </text:p>
          </table:table-cell>
          <table:table-cell office:value-type="string">
            <text:p>Line_integrals_of_a_scalar_fn </text:p>
          </table:table-cell>
          <table:table-cell office:value-type="string">
            <text:p>Line_itegrals </text:p>
          </table:table-cell>
          <table:table-cell office:value-type="string">
            <text:p>Lines_and_planes </text:p>
          </table:table-cell>
          <table:table-cell office:value-type="string">
            <text:p>Max_Min_Multivariable </text:p>
          </table:table-cell>
          <table:table-cell office:value-type="string">
            <text:p>Motion_in_Space </text:p>
          </table:table-cell>
          <table:table-cell office:value-type="string">
            <text:p>Orientation </text:p>
          </table:table-cell>
          <table:table-cell office:value-type="string">
            <text:p>Partial_derivatives </text:p>
          </table:table-cell>
          <table:table-cell office:value-type="string">
            <text:p>Simple_triple_integrals </text:p>
          </table:table-cell>
          <table:table-cell office:value-type="string">
            <text:p>Surface_integrals </text:p>
          </table:table-cell>
          <table:table-cell office:value-type="string">
            <text:p>Surfaces_in_space </text:p>
          </table:table-cell>
          <table:table-cell office:value-type="string">
            <text:p>Tangent_planes </text:p>
          </table:table-cell>
          <table:table-cell office:value-type="string">
            <text:p>Vector_functions </text:p>
          </table:table-cell>
          <table:table-cell office:value-type="string">
            <text:p>Vectors </text:p>
          </table:table-cell>
        </table:table-row>
        <table:table-row table:style-name="ro1">
          <table:table-cell office:value-type="string">
            <text:p><text:s text:c="14"/></text:p>
          </table:table-cell>
          <table:table-cell office:value-type="string">
            <text:p><text:s text:c="15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Argamaso <text:s text:c="5"/></text:p>
          </table:table-cell>
          <table:table-cell office:value-type="string">
            <text:p>Eric J. <text:s text:c="7"/></text:p>
          </table:table-cell>
          <table:table-cell office:value-type="float" office:value="7">
            <text:p>7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rtache <text:s text:c="6"/></text:p>
          </table:table-cell>
          <table:table-cell office:value-type="string">
            <text:p>Alex M. <text:s text:c="7"/></text:p>
          </table:table-cell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1.4">
            <text:p>1.4</text:p>
          </table:table-cell>
          <table:table-cell office:value-type="float" office:value="9.7">
            <text:p>9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yllon <text:s text:c="7"/></text:p>
          </table:table-cell>
          <table:table-cell office:value-type="string">
            <text:p>Anthony P. <text:s text:c="4"/>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4.7">
            <text:p>4.7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Bayersdorfer <text:s/></text:p>
          </table:table-cell>
          <table:table-cell office:value-type="string">
            <text:p>Rachel B. <text:s text:c="5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rias <text:s text:c="7"/></text:p>
          </table:table-cell>
          <table:table-cell office:value-type="string">
            <text:p>Marcela C. <text:s text:c="4"/></text:p>
          </table:table-cell>
          <table:table-cell office:value-type="float" office:value="7">
            <text:p>7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oy <text:s text:c="9"/></text:p>
          </table:table-cell>
          <table:table-cell office:value-type="string">
            <text:p>Kaitlin <text:s text:c="7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nors <text:s text:c="6"/></text:p>
          </table:table-cell>
          <table:table-cell office:value-type="string">
            <text:p>Jennifer E. <text:s text:c="3"/>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8">
            <text:p>6.8</text:p>
          </table:table-cell>
          <table:table-cell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.7">
            <text:p>8.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9.4">
            <text:p>9.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nors <text:s text:c="6"/></text:p>
          </table:table-cell>
          <table:table-cell office:value-type="string">
            <text:p>Ryan M. <text:s text:c="7"/></text:p>
          </table:table-cell>
          <table:table-cell office:value-type="float" office:value="7">
            <text:p>7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enton <text:s text:c="7"/></text:p>
          </table:table-cell>
          <table:table-cell office:value-type="string">
            <text:p>Nicholas S. <text:s text:c="3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ehl <text:s text:c="8"/></text:p>
          </table:table-cell>
          <table:table-cell office:value-type="string">
            <text:p>Andrew W. <text:s text:c="5"/>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.3">
            <text:p>8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rd <text:s text:c="9"/></text:p>
          </table:table-cell>
          <table:table-cell office:value-type="string">
            <text:p>Mark R. <text:s text:c="7"/>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4.2">
            <text:p>4.2</text:p>
          </table:table-cell>
          <table:table-cell office:value-type="float" office:value="6.1">
            <text:p>6.1</text:p>
          </table:table-cell>
          <table:table-cell office:value-type="float" office:value="5">
            <text:p>5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7.3">
            <text:p>7.3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14.8">
            <text:p>14.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.3">
            <text:p>9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rederick <text:s text:c="4"/></text:p>
          </table:table-cell>
          <table:table-cell office:value-type="string">
            <text:p>Chloe <text:s text:c="9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ix <text:s text:c="10"/></text:p>
          </table:table-cell>
          <table:table-cell office:value-type="string">
            <text:p>Holden C. <text:s text:c="5"/>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.2">
            <text:p>1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.3">
            <text:p>8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owland <text:s text:c="6"/></text:p>
          </table:table-cell>
          <table:table-cell office:value-type="string">
            <text:p>Abraham M. <text:s text:c="4"/>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wak <text:s text:c="9"/></text:p>
          </table:table-cell>
          <table:table-cell office:value-type="string">
            <text:p>Ashley S. <text:s text:c="5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ang <text:s text:c="8"/></text:p>
          </table:table-cell>
          <table:table-cell office:value-type="string">
            <text:p>Bryan J. <text:s text:c="6"/>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u <text:s text:c="11"/></text:p>
          </table:table-cell>
          <table:table-cell office:value-type="string">
            <text:p>Alan G. <text:s text:c="7"/>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office:value-type="float" office:value="14.9">
            <text:p>14.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azzami <text:s text:c="5"/></text:p>
          </table:table-cell>
          <table:table-cell office:value-type="string">
            <text:p>Kiavash <text:s text:c="7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anna <text:s text:c="8"/></text:p>
          </table:table-cell>
          <table:table-cell office:value-type="string">
            <text:p>Christopher M. 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6.6">
            <text:p>6.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ixon <text:s text:c="8"/></text:p>
          </table:table-cell>
          <table:table-cell office:value-type="string">
            <text:p>Ross T. <text:s text:c="7"/></text:p>
          </table:table-cell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.3">
            <text:p>5.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2">
            <text:p>7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akash <text:s text:c="6"/></text:p>
          </table:table-cell>
          <table:table-cell office:value-type="string">
            <text:p>Jyotsna S. <text:s text:c="4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affo <text:s text:c="8"/></text:p>
          </table:table-cell>
          <table:table-cell office:value-type="string">
            <text:p>Christopher S. 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3.2">
            <text:p>13.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zi <text:s text:c="9"/></text:p>
          </table:table-cell>
          <table:table-cell office:value-type="string">
            <text:p>Muslim B. <text:s text:c="5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eed <text:s text:c="9"/></text:p>
          </table:table-cell>
          <table:table-cell office:value-type="string">
            <text:p>Jacob J. <text:s text:c="6"/>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6">
            <text:p>6</text:p>
          </table:table-cell>
          <table:table-cell office:value-type="float" office:value="9.2">
            <text:p>9.2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.8">
            <text:p>9.8</text:p>
          </table:table-cell>
          <table:table-cell office:value-type="float" office:value="11.9">
            <text:p>11.9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omian <text:s text:c="6"/></text:p>
          </table:table-cell>
          <table:table-cell office:value-type="string">
            <text:p>Peter A. <text:s text:c="6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u <text:s text:c="11"/></text:p>
          </table:table-cell>
          <table:table-cell office:value-type="string">
            <text:p>Ke <text:s text:c="12"/>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office:value-type="float" office:value="0.7">
            <text:p>0.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Zhao <text:s text:c="9"/></text:p>
          </table:table-cell>
          <table:table-cell office:value-type="string">
            <text:p>Jing <text:s text:c="10"/></text:p>
          </table:table-cell>
          <table:table-cell office:value-type="float" office:value="7">
            <text:p>7</text:p>
          </table:table-cell>
          <table:table-cell office:value-type="float" office:value="0.9">
            <text:p>0.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0/18/2015</text:date>, <text:time>12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0-18T12:30:27</dc:date>
    <meta:generator>NeoOffice/3.2015_Classic_Edition$Unix OpenOffice.org_project/</meta:generator>
    <meta:document-statistic meta:table-count="1" meta:cell-count="841" meta:object-count="0"/>
  </office:meta>
</office:document-meta>
</file>